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409354474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3681047316" text:style-name="L2">
        <text:list-header>
          <text:p text:style-name="P5">Section <text:span text:style-name="T2">2</text:span> Notes</text:p>
          <text:p text:style-name="P7"/>
          <text:p text:style-name="P8">Chapter 1 – Safety and Professionalism</text:p>
        </text:list-header>
        <text:list-item>
          <text:p text:style-name="P9">Tools of the trade</text:p>
          <text:list>
            <text:list-item>
              <text:p text:style-name="P11">You can buy PC repair tool kits.</text:p>
            </text:list-item>
            <text:list-item>
              <text:p text:style-name="P11">There are kits for mobile devices.</text:p>
            </text:list-item>
            <text:list-item>
              <text:p text:style-name="P11">Use a voltage tester or volt-ohm meter to test input voltage.</text:p>
            </text:list-item>
            <text:list-item>
              <text:p text:style-name="P11">Always carry multiple thumb drives.</text:p>
              <text:p text:style-name="P12"/>
            </text:list-item>
          </text:list>
        </text:list-item>
        <text:list-item>
          <text:p text:style-name="P9">Troubleshooting theory</text:p>
          <text:list>
            <text:list-item>
              <text:p text:style-name="P12">The system unit provides processing and storage.</text:p>
            </text:list-item>
            <text:list-item>
              <text:p text:style-name="P12">Common input devices include keyboards, mice, and scanners.</text:p>
            </text:list-item>
            <text:list-item>
              <text:p text:style-name="P12">Common output devices include monitors, printers, and speakers.</text:p>
              <text:list>
                <text:list-item>
                  <text:p text:style-name="P13">Step 1: Identify the problem</text:p>
                </text:list-item>
                <text:list-item>
                  <text:p text:style-name="P13">Step 2: Establish a theory to determine cause</text:p>
                </text:list-item>
                <text:list-item>
                  <text:p text:style-name="P13">Step 3: Test the theory to determine cause</text:p>
                </text:list-item>
                <text:list-item>
                  <text:p text:style-name="P13">Step 4: Establish a plan of action to resolve the problem and implement the solution</text:p>
                </text:list-item>
                <text:list-item>
                  <text:p text:style-name="P13">Step 5: Verify the full system functionality and, if applicable, implemnt preventative measures.</text:p>
                </text:list-item>
                <text:list-item>
                  <text:p text:style-name="P13">Step 6: document finding, actions, and outcome.</text:p>
                </text:list-item>
              </text:list>
              <text:p text:style-name="P12"/>
            </text:list-item>
          </text:list>
        </text:list-item>
        <text:list-item>
          <text:p text:style-name="P12"/>
          <text:list>
            <text:list-header>
              <text:p text:style-name="P12"/>
            </text:list-header>
          </text:list>
          <text:p text:style-name="P18"/>
          <text:p text:style-name="P6">Section <text:span text:style-name="T3">3</text:span> Notes</text:p>
          <text:p text:style-name="P10">Chapter 2: the visible computer</text:p>
        </text:list-item>
        <text:list-item>
          <text:p text:style-name="P14">The system unit contains the motherboard, CPU, RAM and hard drives; everything other device is a peripheral.</text:p>
        </text:list-item>
        <text:list-item>
          <text:p text:style-name="P15">Monitors and web cameras provide visual output.</text:p>
        </text:list-item>
        <text:list-item>
          <text:p text:style-name="P15">Keyboards, mice, and game controllers provide input.</text:p>
        </text:list-item>
        <text:list-item>
          <text:p text:style-name="P15">Printers create paper output.</text:p>
        </text:list-item>
        <text:list-item>
          <text:p text:style-name="P15">Speakers and headsets make audio output.</text:p>
          <text:p text:style-name="P19">External Connections</text:p>
        </text:list-item>
        <text:list-item>
          <text:p text:style-name="P16">Make sure you can recognize all the rear desktop connections, including USB, network, power, video, and audio.</text:p>
        </text:list-item>
        <text:list-item>
          <text:p text:style-name="P16">Be familiar with common front desktop connections.</text:p>
        </text:list-item>
        <text:list-item>
          <text:p text:style-name="P16">Make sure you can identify common connections on laptops.</text:p>
          <text:p text:style-name="P20"/>
          <text:p text:style-name="P20"><text:soft-page-break/>Inside The PC</text:p>
        </text:list-item>
        <text:list-item>
          <text:p text:style-name="P17">Recognize the position and shape of power supplies and video cards.</text:p>
        </text:list-item>
        <text:list-item>
          <text:p text:style-name="P17">Be familiar with the parts of the motherboard.</text:p>
        </text:list-item>
        <text:list-item>
          <text:p text:style-name="P17">Make sure you can recognize the function of core components : RAM sticks, CPU, M.2 SSDs, and hard drives.</text:p>
        </text:list-item>
        <text:list-item>
          <text:p text:style-name="P17">Understand the function of expansion slots.</text:p>
          <text:p text:style-name="P6">Section <text:span text:style-name="T3">4</text:span> Notes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<text:soft-page-break/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5-29T04:31:34.087000000</dc:date>
    <meta:editing-duration>PT6H35M7S</meta:editing-duration>
    <meta:editing-cycles>10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64" meta:word-count="383" meta:character-count="2020" meta:non-whitespace-character-count="1752"/>
  </office:meta>
</office:document-meta>
</file>